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1.39mm"/>
    </style:style>
    <style:style style:name="co2" style:family="table-column">
      <style:table-column-properties fo:break-before="auto" style:column-width="65.86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zdejší vládce démonů zjistí,</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zmize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další trofejí v jeho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jsem svobodný! Nastal čas trochu postrašit smrtelníky!</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kouzelnického umění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e! Jste tu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Prozkoumej svět Podsvětí, a nauč se nová kouzla. Začni s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Vissuluth vládl říši Netherworlds, kralovala ostrovu Kopahk mocná čarodějnice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Varuji tě, své královsví ti ned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kde najdeš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Lučištníci, hlídající kouzelný svitek, se probudili. Zlikviduj je."</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který můžeš naplnit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neškodni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v bezpečí. Půjdem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vyhledávající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čely, obtěžuj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Leť k troskám Payahandrovy věže."</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schována uvnitř těchto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a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ovač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kryt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krytí všeho</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Zcizení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Krádež many</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Wyvern</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oblíž stěn</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nič je a získej tak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U tohoto kamene se ti obnoví život</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Nepřátel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 zásahů</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Nalezeno kouzel</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Odehraný čas</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8">00.00.0000</text:date>, <text:time style:data-style-name="N2" text:time-value="19:42:57.701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dc:date>2019-06-18T19:50:13.584000000</dc:date>
    <meta:editing-duration>PT23H8M57S</meta:editing-duration>
    <meta:editing-cycles>60</meta:editing-cycles>
    <meta:document-statistic meta:table-count="1" meta:cell-count="1531" meta:object-count="0"/>
  </office:meta>
</office:document-meta>
</file>